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32fc" officeooo:paragraph-rsid="001832fc"/>
    </style:style>
    <style:style style:name="P2" style:family="paragraph" style:parent-style-name="Standard">
      <style:text-properties style:font-name="Arial" officeooo:rsid="00188e13" officeooo:paragraph-rsid="00188e13"/>
    </style:style>
    <style:style style:name="P3" style:family="paragraph" style:parent-style-name="Standard">
      <style:text-properties style:font-name="Arial" officeooo:rsid="001a7a4b" officeooo:paragraph-rsid="001a7a4b"/>
    </style:style>
    <style:style style:name="P4" style:family="paragraph" style:parent-style-name="Standard">
      <style:text-properties style:font-name="Arial" officeooo:rsid="001b4ece" officeooo:paragraph-rsid="001b4ece"/>
    </style:style>
    <style:style style:name="P5" style:family="paragraph" style:parent-style-name="Standard">
      <style:text-properties style:font-name="Arial" officeooo:rsid="001bf2c0" officeooo:paragraph-rsid="001bf2c0"/>
    </style:style>
    <style:style style:name="P6" style:family="paragraph" style:parent-style-name="Standard">
      <style:text-properties style:font-name="Arial" officeooo:rsid="001c7c69" officeooo:paragraph-rsid="001c7c69"/>
    </style:style>
    <style:style style:name="T1" style:family="text">
      <style:text-properties officeooo:rsid="001a7a4b"/>
    </style:style>
    <style:style style:name="T2" style:family="text">
      <style:text-properties officeooo:rsid="001b4ece"/>
    </style:style>
    <style:style style:name="T3" style:family="text">
      <style:text-properties officeooo:rsid="001bf2c0"/>
    </style:style>
    <style:style style:name="T4" style:family="text">
      <style:text-properties officeooo:rsid="001c7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- Lenguajes de programación</text:p>
      <text:p text:style-name="P1"/>
      <text:p text:style-name="P1">2.1.- Nivel de Abstracción</text:p>
      <text:p text:style-name="P1"><text:tab/></text:p>
      <text:p text:style-name="P1">- Lenguaje de Alto Nivel</text:p>
      <text:p text:style-name="P2">Son comprensibles por el ser humano y permite utilizar diferentes paradigmas de programación.</text:p>
      <text:p text:style-name="P2">Java, Ada, C#, Pascal, PHP, SQL…</text:p>
      <text:p text:style-name="P2"/>
      <text:p text:style-name="P2">- <text:span text:style-name="T1">Lenguajes de Medio Nivel</text:span></text:p>
      <text:p text:style-name="P3"><text:span text:style-name="T2">Cercanos</text:span> a los lenguajes de bajo nivel pero tienen características <text:span text:style-name="T2">de los lenguajes de alto nivel. Se suelen utilizar para la creación de sistemas operativos (por ejemplo Unix en C).</text:span></text:p>
      <text:p text:style-name="P4">C, <text:span text:style-name="T3">C++…</text:span></text:p>
      <text:p text:style-name="P4"/>
      <text:p text:style-name="P4">- Lenguajes <text:span text:style-name="T3">de Bajo Nivel</text:span></text:p>
      <text:p text:style-name="P5">Muy próximo al lenguaje máquina que entiende el ordenador.</text:p>
      <text:p text:style-name="P5">Control directo sobre el hardware (memoria, CP<text:span text:style-name="T4">U</text:span>).</text:p>
      <text:p text:style-name="P5"/>
      <text:p text:style-name="P6">2.2.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33:26.822000000</meta:creation-date>
    <dc:date>2018-10-08T19:12:36.920000000</dc:date>
    <meta:editing-duration>PT37M24S</meta:editing-duration>
    <meta:editing-cycles>1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3" meta:word-count="91" meta:character-count="557" meta:non-whitespace-character-count="477"/>
  </office:meta>
</office:document-meta>
</file>